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1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S-Nr.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1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de" fo:country="CH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2">02/12/2008</text:date>, <text:time>11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1-28T17:35:56</meta:creation-date>
    <dc:creator>Zimmermann [zac1]</dc:creator>
    <dc:date>2008-02-12T11:06:13</dc:date>
    <dc:language>de-CH</dc:language>
    <meta:editing-cycles>9</meta:editing-cycles>
    <meta:editing-duration>PT55M38S</meta:editing-duration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